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ff00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6cm" draw:shadow-offset-y="0.076cm" draw:shadow-color="#cccccc"/>
    </style:style>
    <style:style style:name="gr2" style:family="graphic" style:parent-style-name="standard" style:list-style-name="L1">
      <style:graphic-properties draw:stroke="solid" svg:stroke-width="0.081cm" svg:stroke-color="#ed4c05" draw:marker-start="" draw:marker-start-width="0.269cm" draw:marker-start-center="false" draw:marker-end="" draw:marker-end-width="0.269cm" draw:marker-end-center="false" draw:stroke-linejoin="round" svg:stroke-linecap="round" draw:fill="solid" draw:fill-color="#ffff00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6cm" draw:shadow-offset-y="0.076cm" draw:shadow-color="#cccccc"/>
    </style:style>
    <style:style style:name="gr3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ffff00" draw:opacity="100%" draw:textarea-horizontal-align="justify" draw:textarea-vertical-align="middle" draw:auto-grow-height="false" draw:fit-to-size="false" style:shrink-to-fit="false" fo:min-height="0.544cm" fo:min-width="2.119cm" fo:padding-top="0.125cm" fo:padding-bottom="0.125cm" fo:padding-left="0.25cm" fo:padding-right="0.25cm" fo:wrap-option="wrap" draw:shadow="hidden" draw:shadow-offset-x="0cm" draw:shadow-offset-y="0.141cm" draw:shadow-color="#ffbf00"/>
    </style:style>
    <style:style style:name="gr4" style:family="graphic" style:parent-style-name="standard" style:list-style-name="L1">
      <style:graphic-properties draw:stroke="solid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6cm" draw:shadow-offset-y="0.076cm" draw:shadow-color="#cccccc"/>
    </style:style>
    <style:style style:name="gr5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544cm" fo:min-width="1.882cm" fo:padding-top="0.125cm" fo:padding-bottom="0.125cm" fo:padding-left="0.25cm" fo:padding-right="0.25cm" fo:wrap-option="wrap" draw:shadow="hidden" draw:shadow-offset-x="0cm" draw:shadow-offset-y="0.141cm" draw:shadow-color="#ffbf00"/>
    </style:style>
    <style:style style:name="P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972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fffff" draw:fill-gradient-name="Gradient_20_33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feil: gebogen 19_0" draw:style-name="gr1" draw:text-style-name="P1" draw:layer="layout" svg:width="5cm" svg:height="5cm" draw:transform="rotate (1.5707963267949) translate (2.667cm 9.175cm)">
          <text:p/>
          <draw:enhanced-geometry draw:mirror-horizontal="false" draw:mirror-vertical="true" svg:viewBox="0 0 0 0" draw:text-areas="?f193 ?f195 ?f194 ?f196" draw:type="ooxml-circularArrow" draw:modifiers="12500 1142319 20457681 14673235.960781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Pfeil: gebogen 19_4" draw:style-name="gr2" draw:text-style-name="P1" draw:layer="layout" svg:width="5cm" svg:height="5cm" draw:transform="rotate (-2.61799387799149) translate (8.633cm 7.543cm)">
          <text:p/>
          <draw:enhanced-geometry draw:mirror-horizontal="false" draw:mirror-vertical="true" svg:viewBox="0 0 0 0" draw:text-areas="?f193 ?f195 ?f194 ?f196" draw:type="ooxml-circularArrow" draw:modifiers="12500 1142319 20457681 14699935.8090509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notched-right-arrow" draw:style-name="gr3" draw:text-style-name="P2" draw:layer="layout" svg:width="3.413cm" svg:height="1.588cm" svg:x="6.159cm" svg:y="7.667cm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/>
            <draw:handle draw:handle-range-x-maximum="?f1" draw:handle-range-x-minimum="0" draw:handle-position="?f5 0"/>
          </draw:enhanced-geometry>
        </draw:custom-shape>
        <draw:custom-shape draw:name="Pfeil: gebogen 19_5" draw:style-name="gr4" draw:text-style-name="P3" draw:layer="layout" svg:width="5cm" svg:height="5cm" draw:transform="rotate (-0.523598775598299) translate (4.303cm 3.212cm)">
          <text:p/>
          <draw:enhanced-geometry draw:mirror-horizontal="false" draw:mirror-vertical="true" svg:viewBox="0 0 0 0" draw:text-areas="?f193 ?f195 ?f194 ?f196" draw:type="ooxml-circularArrow" draw:modifiers="12500 1142319 20457681 14742682.990504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radius-range-minimum="0" draw:handle-radius-range-maximum="?f1" draw:handle-position="?f117 ?f118"/>
            <draw:handle draw:handle-radius-range-minimum="0" draw:handle-radius-range-maximum="25000" draw:handle-position="?f68 ?f69"/>
          </draw:enhanced-geometry>
        </draw:custom-shape>
        <draw:custom-shape draw:name="notched-right-arrow_0" draw:style-name="gr5" draw:text-style-name="P4" draw:layer="layout" svg:width="3.175cm" svg:height="1.587cm" svg:x="1.952cm" svg:y="7.667cm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/>
            <draw:handle draw:handle-range-x-maximum="?f1" draw:handle-range-x-minimum="0" draw:handle-position="?f5 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" draw:display-name="Gradient 33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27T19:11:32.313079755</meta:creation-date>
    <dc:date>2021-05-27T21:40:29.411022233</dc:date>
    <meta:editing-duration>PT2H18M47S</meta:editing-duration>
    <meta:editing-cycles>1</meta:editing-cycles>
    <meta:document-statistic meta:object-count="5"/>
    <meta:generator>LibreOffice/7.0.4.2$Linux_X86_64 LibreOffice_project/00$Build-2</meta:generator>
  </office:meta>
</office:document-meta>
</file>